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59ef0" officeooo:paragraph-rsid="00159ef0"/>
    </style:style>
    <style:style style:name="P2" style:family="paragraph" style:parent-style-name="Standard">
      <style:text-properties fo:language="el" fo:country="GR" officeooo:rsid="00184f49" officeooo:paragraph-rsid="00184f49"/>
    </style:style>
    <style:style style:name="P3" style:family="paragraph" style:parent-style-name="Standard">
      <style:text-properties fo:language="el" fo:country="GR" officeooo:rsid="00159ef0" officeooo:paragraph-rsid="001c3351"/>
    </style:style>
    <style:style style:name="P4" style:family="paragraph" style:parent-style-name="Standard">
      <style:text-properties fo:language="el" fo:country="GR" officeooo:rsid="00166767" officeooo:paragraph-rsid="001c3351"/>
    </style:style>
    <style:style style:name="P5" style:family="paragraph" style:parent-style-name="Standard">
      <style:text-properties fo:language="el" fo:country="GR" officeooo:rsid="00178005" officeooo:paragraph-rsid="001c3351"/>
    </style:style>
    <style:style style:name="P6" style:family="paragraph" style:parent-style-name="Standard">
      <style:text-properties fo:language="el" fo:country="GR" officeooo:rsid="00184f49" officeooo:paragraph-rsid="001c3351"/>
    </style:style>
    <style:style style:name="P7" style:family="paragraph" style:parent-style-name="Standard">
      <style:text-properties fo:language="el" fo:country="GR" officeooo:rsid="00196922" officeooo:paragraph-rsid="001c9950"/>
    </style:style>
    <style:style style:name="P8" style:family="paragraph" style:parent-style-name="Standard">
      <style:text-properties fo:language="el" fo:country="GR" officeooo:rsid="001c9950" officeooo:paragraph-rsid="001c9950"/>
    </style:style>
    <style:style style:name="P9" style:family="paragraph" style:parent-style-name="Standard">
      <style:text-properties fo:language="el" fo:country="GR" officeooo:rsid="001c9950" officeooo:paragraph-rsid="001f1132"/>
    </style:style>
    <style:style style:name="T1" style:family="text">
      <style:text-properties officeooo:rsid="00159ef0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166767"/>
    </style:style>
    <style:style style:name="T4" style:family="text">
      <style:text-properties fo:language="en" fo:country="GB" officeooo:rsid="00178005"/>
    </style:style>
    <style:style style:name="T5" style:family="text">
      <style:text-properties fo:language="en" fo:country="GB" officeooo:rsid="001c3351"/>
    </style:style>
    <style:style style:name="T6" style:family="text">
      <style:text-properties fo:language="en" fo:country="GB" officeooo:rsid="001c9950"/>
    </style:style>
    <style:style style:name="T7" style:family="text">
      <style:text-properties fo:language="en" fo:country="GB" officeooo:rsid="001f1132"/>
    </style:style>
    <style:style style:name="T8" style:family="text">
      <style:text-properties fo:language="en" fo:country="GB" officeooo:rsid="001f6442"/>
    </style:style>
    <style:style style:name="T9" style:family="text">
      <style:text-properties officeooo:rsid="00166767"/>
    </style:style>
    <style:style style:name="T10" style:family="text">
      <style:text-properties officeooo:rsid="0016da41"/>
    </style:style>
    <style:style style:name="T11" style:family="text">
      <style:text-properties officeooo:rsid="00178005"/>
    </style:style>
    <style:style style:name="T12" style:family="text">
      <style:text-properties officeooo:rsid="00184f49"/>
    </style:style>
    <style:style style:name="T13" style:family="text">
      <style:text-properties officeooo:rsid="00196922"/>
    </style:style>
    <style:style style:name="T14" style:family="text">
      <style:text-properties officeooo:rsid="001abe8b"/>
    </style:style>
    <style:style style:name="T15" style:family="text">
      <style:text-properties officeooo:rsid="001c9950"/>
    </style:style>
    <style:style style:name="T16" style:family="text">
      <style:text-properties officeooo:rsid="001f6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Έθεσα αρχικά Κ = 5 και Ν = 10.</text:p>
      <text:p text:style-name="P1">Ως πρώτη δοκιμή έβαλα Μ = 10 <text:span text:style-name="T5">(M/N=1)</text:span>, με δέκα παραγόμενα προβλήματα. Τα οποία λύθηκαν σε 0 δευτερόλεπτα όλα με τον <text:span text:style-name="T2">HILL</text:span>.</text:p>
      <text:p text:style-name="P3">Έπειτα έθεσα Μ = 100 <text:span text:style-name="T5">(M/N=10)</text:span>, με δέκα παραγόμενα προβλήματα, τα οποία λύθηκαν όλα <text:span text:style-name="T9">στα 0 δευτερόλεπτα πέρα από 4 προβλήματα στα 0.001000 με </text:span><text:span text:style-name="T3">HILL</text:span><text:span text:style-name="T9">.</text:span></text:p>
      <text:p text:style-name="P3">Ως συνέχεια προχώρησα σε Μ = 150 <text:span text:style-name="T5">(M/N=15)</text:span>, με δέκα παραγόμενα προβλήματα <text:span text:style-name="T9">τα οποία λύθηκαν όλα, με πλειοψηφία στα 0 δευτερόλεπτα ενώ τα υπόλοιπα στα 0.001000 και 0.002000, με </text:span><text:span text:style-name="T3">HILL</text:span><text:span text:style-name="T9">.</text:span></text:p>
      <text:p text:style-name="P4">Έπειτα προχώρησα με ανάθεση Μ = 200 <text:span text:style-name="T5">(M/N=20)</text:span>, με δέκα παραγόμενα <text:span text:style-name="T1">προβλήματα </text:span>τα οποία λύθηκαν όλα, με χρόνο απο 0 δευτερόλεπτα εώς 0.004000, με <text:span text:style-name="T2">HILL.</text:span></text:p>
      <text:p text:style-name="P4">Έπειτα με ανάθεση τιμής Μ = 240 <text:span text:style-name="T5">(M/N=24)</text:span>, με δέκα παραγόμενα προβλήματα, από τα οποία λύθηκαν τα 5 σε χρόνο από 0.005000 εώς 0.010000 με <text:span text:style-name="T2">HILL.</text:span></text:p>
      <text:p text:style-name="P4">Κατάλαβα ότι το κρίσημο σημείο είναι καπού κόντα στο 240 <text:span text:style-name="T5">(M/N=24)</text:span>. Αλλά ήθελα να διαπιστώσω πρώτα μέχρι που τερματίζει, το σημείο που δεν θα βρεί καμία λύση. Οπότε ανάθεσα τον Μ = 300 <text:span text:style-name="T5">(M/N=30)</text:span>, με δεκαπέντε παραγόμενα προβλήματα αυτή την φορά. Κατάφερε ο <text:span text:style-name="T2">HILL </text:span>να λύσει ένα πρόβλημα στα 0.007000.</text:p>
      <text:p text:style-name="P4">Στα 301 <text:span text:style-name="T5">(M/N=30.1)</text:span> κατάφερε να λύσει 2 προβλήματα με δεκαπέντε προσπάθειες και στο 302 <text:span text:style-name="T5">(M/N=30.2)</text:span> βρήκε μία λύση με εξίσου δεκαπέντε προσπαθειες με τον <text:span text:style-name="T2">HILL. </text:span>Στο 303 <text:span text:style-name="T5">(M/N=30.3)</text:span> και στον 305 <text:span text:style-name="T5">(M/N=30.5)</text:span> (για σιγουριά) δεν κατάφερε να λύσει κανένα πρόβλημα στιες δεκαπέντε προσπάθειες το καθένα με τον <text:span text:style-name="T2">HILL.</text:span></text:p>
      <text:p text:style-name="P4">Αφού διαπίστωσα που τερματίζει <text:span text:style-name="T10">άρχισα να ψάχνω το κρίσιμο σημείο. </text:span><text:span text:style-name="T11">Έθεσα Μ=241 </text:span><text:span text:style-name="T5">(M/N=24.1)</text:span><text:span text:style-name="T11"> με δέκα παραγόμενα προβλήματα από τα οποία ο </text:span><text:span text:style-name="T4">HILL </text:span><text:span text:style-name="T11">έλυσε τα 5 με χρόνο μεταξύ 0.001000 και 0.002000.</text:span></text:p>
      <text:p text:style-name="P5">Έπειτα έθεσα Μ = 242 <text:span text:style-name="T5">(M/N=24.2) </text:span>με δεκαπέντε παραγόμενα προβλήματα από τα οποία ο <text:span text:style-name="T2">HILL </text:span>κατάφερε να λύσει τα 3 σε χρόνο 0.004000, 0.001000 και 0.003000. <text:span text:style-name="T12">Οπότε αυτό ήταν το κρίσιμο σημείο 242/10 = 24.2.</text:span></text:p>
      <text:p text:style-name="P6">Έπειτα για να σιγουρευτώ ότι αυτό ήταν το κρίσιμο σημείο, έθεσα Μ = 245 <text:span text:style-name="T5">(M/N=24.5)</text:span> με 10 παραγόμενα προβλήματα στα οποία ο <text:span text:style-name="T2">HILL </text:span>βρήκε δύο.</text:p>
      <text:p text:style-name="P6">Εν συνέχεια, έκανα και άλλες δοκιμές όπως Μ = 250 <text:span text:style-name="T5">(M/N=25)</text:span> με δέκα παραγόμενα προβλήματα από τα οποία λύθηκαν τα 4, Μ = 260 <text:span text:style-name="T5">(M/N=26)</text:span> <text:span text:style-name="T13">λύθηκαν τα 2. Αύξησα την παραγωγεί των προβλημάτων, απο δέκα σε δεκαπέντε στα</text:span> 270 <text:span text:style-name="T5">(M/N=27)</text:span>, 280 <text:span text:style-name="T5">(M/N=28)</text:span>, από τα οποία λύθηκαν στο καθένα <text:span text:style-name="T2">2 </text:span><text:span text:style-name="T13">προβλήματα</text:span><text:span text:style-name="T2">, </text:span>με <text:span text:style-name="T2">HILL.</text:span></text:p>
      <text:p text:style-name="P6"><text:span text:style-name="T2"/></text:p>
      <text:p text:style-name="P2"><text:span text:style-name="T2"/></text:p>
      <text:p text:style-name="P7">Όσον αφορά την σύγκριση των αλγορίθμων – δεύτερο διάγραμμα, ξεκίνησα πρώτα με το Μ = <text:span text:style-name="T14">10 </text:span><text:span text:style-name="T5">(M/N=1)</text:span><text:span text:style-name="T14">. </text:span><text:span text:style-name="T15">Από τους μέσους όρους ο και ο </text:span><text:span text:style-name="T6">HILL </text:span><text:span text:style-name="T15">και ο </text:span><text:span text:style-name="T6">DEPTH </text:span><text:span text:style-name="T15">ολοκλήρωσαν στα 0 δευτερόλεπτα. Έτρεξα τον </text:span><text:span text:style-name="T6">HILL 5 </text:span><text:span text:style-name="T15">φορές για κάθε λύση(10*5=50 φορές) και τον </text:span><text:span text:style-name="T6">DEPTH </text:span><text:span text:style-name="T15">1 φορά για κάθε λύση (10*1 = 10).</text:span></text:p>
      <text:p text:style-name="P7"/>
      <text:p text:style-name="P8">Για Μ = 100 (Μ/Ν = 10), για 10 λύσεις, <text:span text:style-name="T2">o HILL = 0.0001 </text:span>και ο <text:span text:style-name="T2">DEPTH = 0.</text:span></text:p>
      <text:p text:style-name="P8"><text:span text:style-name="T2">Για Μ = 150 (Μ/Ν = 15), για 10 λύσεις, o HILL = 0.00024 και ο DEPTH = 0.0001.</text:span></text:p>
      <text:p text:style-name="P8"><text:span text:style-name="T2">Για Μ = 200 (Μ/Ν = 20), για 10 λύσεις, o HILL = 0.00146 και ο DEPTH = 0.0008.</text:span></text:p>
      <text:p text:style-name="P9"><text:span text:style-name="T2">Για Μ = 2</text:span><text:span text:style-name="T7">4</text:span><text:span text:style-name="T2">0 (Μ/Ν = 2</text:span><text:span text:style-name="T7">4</text:span><text:span text:style-name="T2">), για </text:span><text:span text:style-name="T8">5</text:span><text:span text:style-name="T2"> λύσεις </text:span><text:span text:style-name="T16">(όσες είχαν βρεθεί δηλαδή)</text:span><text:span text:style-name="T2">, o HILL = 0.00228 και ο DEPTH = 0.</text:span><text:span text:style-name="T8">0</text:span><text:span text:style-name="T16">01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4T19:10:30.644000000</meta:creation-date>
    <dc:date>2024-01-22T22:42:58.312000000</dc:date>
    <meta:editing-duration>PT2H39M55S</meta:editing-duration>
    <meta:editing-cycles>1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7" meta:word-count="509" meta:character-count="2785" meta:non-whitespace-character-count="2292"/>
  </office:meta>
</office:document-meta>
</file>